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F00000046C1C30EEF3CE949B6.png" manifest:media-type="image/png"/>
  <manifest:file-entry manifest:full-path="Pictures/10000001000001E0000000663B270C9FC187C47B.png" manifest:media-type="image/png"/>
  <manifest:file-entry manifest:full-path="Pictures/100000010000073F000000D5DEB392169E4CE92B.png" manifest:media-type="image/png"/>
  <manifest:file-entry manifest:full-path="Pictures/10000001000003120000013FBC305FA034261966.png" manifest:media-type="image/png"/>
  <manifest:file-entry manifest:full-path="Pictures/10000001000002FC000000342CC3073CA7279625.png" manifest:media-type="image/png"/>
  <manifest:file-entry manifest:full-path="Pictures/10000001000002FC000000E8EA8ABC5C6866DE41.png" manifest:media-type="image/png"/>
  <manifest:file-entry manifest:full-path="Pictures/10000001000003A3000000D78F3EA72110B3D9B2.png" manifest:media-type="image/png"/>
  <manifest:file-entry manifest:full-path="Pictures/10000001000001E0000000465D2FF52F08313FAB.png" manifest:media-type="image/png"/>
  <manifest:file-entry manifest:full-path="Pictures/10000001000003A30000006877E60A556525AFEA.png" manifest:media-type="image/png"/>
  <manifest:file-entry manifest:full-path="Pictures/10000001000007290000009B57FD18921948E9F4.png" manifest:media-type="image/png"/>
  <manifest:file-entry manifest:full-path="Pictures/1000000100000736000003F16CAF0F3C14DC6690.png" manifest:media-type="image/png"/>
  <manifest:file-entry manifest:full-path="Pictures/10000001000001B5000000AB0CEF7612C1DE4EA1.png" manifest:media-type="image/png"/>
  <manifest:file-entry manifest:full-path="Pictures/10000001000001E00000004605ADAD390A8539A1.png" manifest:media-type="image/png"/>
  <manifest:file-entry manifest:full-path="Pictures/10000001000001E00000004DCEF66E9BCA4F64E9.png" manifest:media-type="image/png"/>
  <manifest:file-entry manifest:full-path="Pictures/10000001000001E000000046D11D6E60D1F286EC.png" manifest:media-type="image/png"/>
  <manifest:file-entry manifest:full-path="Pictures/100000010000041A0000004537BF800E180DC499.png" manifest:media-type="image/png"/>
  <manifest:file-entry manifest:full-path="Pictures/10000001000002FC00000113972438096747A494.png" manifest:media-type="image/png"/>
  <manifest:file-entry manifest:full-path="Pictures/10000001000002FC0000005784E3ECD264BFE0C5.png" manifest:media-type="image/png"/>
  <manifest:file-entry manifest:full-path="Pictures/1000000100000729000000840C96814C66C2EA17.png" manifest:media-type="image/png"/>
  <manifest:file-entry manifest:full-path="Pictures/100000010000071D00000138C72607FAD584D45F.png" manifest:media-type="image/png"/>
  <manifest:file-entry manifest:full-path="Pictures/100000010000041A000000458713982652264A62.png" manifest:media-type="image/png"/>
  <manifest:file-entry manifest:full-path="Pictures/10000001000002FC00000048B5174F511025A9CE.png" manifest:media-type="image/png"/>
  <manifest:file-entry manifest:full-path="Pictures/10000001000002FC00000092A12A2B595CB24EEA.png" manifest:media-type="image/png"/>
  <manifest:file-entry manifest:full-path="Pictures/100000010000072900000096AD57E277F3BF615F.png" manifest:media-type="image/png"/>
  <manifest:file-entry manifest:full-path="Pictures/10000001000003A300000058ABD63B39A0E2A446.png" manifest:media-type="image/png"/>
  <manifest:file-entry manifest:full-path="Pictures/100000010000063B000000A16B4A048C5E1A2E97.png" manifest:media-type="image/png"/>
  <manifest:file-entry manifest:full-path="Pictures/100000010000063B000000B396D9E39ECABB0B91.png" manifest:media-type="image/png"/>
  <manifest:file-entry manifest:full-path="Pictures/10000001000002FC000001E57F76483BFFE09C1F.png" manifest:media-type="image/png"/>
  <manifest:file-entry manifest:full-path="Pictures/10000001000003A300000058D49EF35CEC4C5208.png" manifest:media-type="image/png"/>
  <manifest:file-entry manifest:full-path="Pictures/10000001000002FC00000049307C6E57A6CDE046.png" manifest:media-type="image/png"/>
  <manifest:file-entry manifest:full-path="Pictures/10000001000002FC000000F72867438AB0CBDBED.png" manifest:media-type="image/png"/>
  <manifest:file-entry manifest:full-path="Pictures/10000001000002FC000001AF1E7F34C1571AEFA1.png" manifest:media-type="image/png"/>
  <manifest:file-entry manifest:full-path="Pictures/10000001000007800000043814E773413DF92578.png" manifest:media-type="image/png"/>
  <manifest:file-entry manifest:full-path="Pictures/10000001000003120000026F2CD72E18B0363E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1ce233" officeooo:paragraph-rsid="001ce233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e3dbc" officeooo:paragraph-rsid="001e3dbc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ed118" officeooo:paragraph-rsid="001ed118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20cda4" officeooo:paragraph-rsid="0020cda4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210159" officeooo:paragraph-rsid="00210159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229185" officeooo:paragraph-rsid="00229185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24ff35" officeooo:paragraph-rsid="0024ff35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25f249" officeooo:paragraph-rsid="0025f249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2740c8" officeooo:paragraph-rsid="002740c8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286908" officeooo:paragraph-rsid="00286908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287c74" officeooo:paragraph-rsid="00287c74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299f52" officeooo:paragraph-rsid="00299f52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weight="bold" officeooo:rsid="002ab3b8" officeooo:paragraph-rsid="002ab3b8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font-weight="bold" officeooo:rsid="002b079d" officeooo:paragraph-rsid="002b079d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0pt" fo:font-weight="bold" officeooo:rsid="001ce233" officeooo:paragraph-rsid="001ce233" style:font-size-asian="20pt" style:font-weight-asian="bold" style:font-size-complex="20pt" style:font-weight-complex="bold"/>
    </style:style>
    <style:style style:name="T1" style:family="text">
      <style:text-properties officeooo:rsid="0020cda4"/>
    </style:style>
    <style:style style:name="T2" style:family="text">
      <style:text-properties officeooo:rsid="00210159"/>
    </style:style>
    <style:style style:name="T3" style:family="text">
      <style:text-properties officeooo:rsid="002ab3b8"/>
    </style:style>
    <style:style style:name="T4" style:family="text">
      <style:text-properties officeooo:rsid="002b07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1.60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Assignment No:-1</text:p>
      <text:p text:style-name="P15"/>
      <text:p text:style-name="P15"/>
      <text:p text:style-name="P1">1)man:-</text:p>
      <text:p text:style-name="P1"/>
      <text:p text:style-name="P1">Command:- man cal(Command to get help about commands).</text:p>
      <text:p text:style-name="P1"><draw:frame draw:style-name="fr4" draw:name="Image2" text:anchor-type="char" svg:x="-0.035cm" svg:y="0.517cm" svg:width="24.888cm" svg:height="14.455cm" draw:z-index="1"><draw:image xlink:href="Pictures/10000001000007800000043814E773413DF92578.png" xlink:type="simple" xlink:show="embed" xlink:actuate="onLoad" draw:mime-type="image/png"/></draw:frame></text:p>
      <text:p text:style-name="P1"/>
      <text:p text:style-name="P1"/>
      <text:p text:style-name="P1">2)uname:-</text:p>
      <text:p text:style-name="P1"/>
      <text:p text:style-name="P1">command:-uname(Print System information).</text:p>
      <text:p text:style-name="P1"><draw:frame draw:style-name="fr1" draw:name="Image1" text:anchor-type="char" svg:x="0.388cm" svg:y="0.49cm" svg:width="12.7cm" svg:height="1.852cm" draw:z-index="0"><draw:image xlink:href="Pictures/10000001000001E0000000465D2FF52F08313FA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3)pwd:-</text:p>
      <text:p text:style-name="P1"/>
      <text:p text:style-name="P1">command:-pwd(Print current directory).</text:p>
      <text:p text:style-name="P1"/>
      <text:p text:style-name="P2"><draw:frame draw:style-name="fr1" draw:name="Image3" text:anchor-type="char" svg:x="0.071cm" svg:y="0cm" svg:width="12.7cm" svg:height="1.852cm" draw:z-index="2"><draw:image xlink:href="Pictures/10000001000001E000000046D11D6E60D1F286E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4)hostname:-</text:p>
      <text:p text:style-name="P2"/>
      <text:p text:style-name="P2">command:-hostname(Print IP address and hostname of the machine)</text:p>
      <text:p text:style-name="P2"/>
      <text:p text:style-name="P2"><draw:frame draw:style-name="fr1" draw:name="Image4" text:anchor-type="char" svg:x="0.071cm" svg:y="0cm" svg:width="12.7cm" svg:height="1.852cm" draw:z-index="3"><draw:image xlink:href="Pictures/10000001000001E00000004605ADAD390A8539A1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2">5)date:-</text:p>
      <text:p text:style-name="P2"/>
      <text:p text:style-name="P2">command:-date(Find today’s date)</text:p>
      <text:p text:style-name="P2"/>
      <text:p text:style-name="P2"><draw:frame draw:style-name="fr1" draw:name="Image5" text:anchor-type="char" svg:x="0.071cm" svg:y="0cm" svg:width="12.7cm" svg:height="2.037cm" draw:z-index="4"><draw:image xlink:href="Pictures/10000001000001E00000004DCEF66E9BCA4F64E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6)cal:-</text:p>
      <text:p text:style-name="P2"/>
      <text:p text:style-name="P2">command:-cal(Print calendar for current year)</text:p>
      <text:p text:style-name="P2"/>
      <text:p text:style-name="P2"><draw:frame draw:style-name="fr1" draw:name="Image6" text:anchor-type="char" svg:x="0.191cm" svg:y="0cm" svg:width="11.562cm" svg:height="4.524cm" draw:z-index="5"><draw:image xlink:href="Pictures/10000001000001B5000000AB0CEF7612C1DE4EA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7)ls, dir:-</text:p>
      <text:p text:style-name="P2"/>
      <text:p text:style-name="P3">commnad:-ls,dir(See directory structure)</text:p>
      <text:p text:style-name="P3"/>
      <text:p text:style-name="P3"><draw:frame draw:style-name="fr2" draw:name="Image7" text:anchor-type="char" svg:width="27.369cm" svg:height="4.546cm" draw:z-index="6"><draw:image xlink:href="Pictures/1000000100000729000000840C96814C66C2EA17.png" xlink:type="simple" xlink:show="embed" xlink:actuate="onLoad" draw:mime-type="image/png"/></draw:frame></text:p>
      <text:p text:style-name="P3"><draw:frame draw:style-name="fr1" draw:name="Image8" text:anchor-type="char" svg:x="-0.838cm" svg:y="0.6cm" svg:width="27.501cm" svg:height="4.466cm" draw:z-index="7"><draw:image xlink:href="Pictures/10000001000007290000009B57FD18921948E9F4.png" xlink:type="simple" xlink:show="embed" xlink:actuate="onLoad" draw:mime-type="image/png"/></draw:frame></text:p>
      <text:p text:style-name="P3"/>
      <text:p text:style-name="P3"/>
      <text:p text:style-name="P3">8)cat:-</text:p>
      <text:p text:style-name="P3"/>
      <text:p text:style-name="P3">command:-<text:span text:style-name="T1">cat&gt;Test.txt</text:span>(create file)</text:p>
      <text:p text:style-name="P3"><draw:frame draw:style-name="fr1" draw:name="Image9" text:anchor-type="char" svg:x="-0.564cm" svg:y="0.464cm" svg:width="27.439cm" svg:height="3.103cm" draw:z-index="8"><draw:image xlink:href="Pictures/10000001000003A30000006877E60A556525AFEA.png" xlink:type="simple" xlink:show="embed" xlink:actuate="onLoad" draw:mime-type="image/png"/></draw:frame></text:p>
      <text:p text:style-name="P3"/>
      <text:p text:style-name="P3"/>
      <text:p text:style-name="P3"/>
      <text:p text:style-name="P3"><text:soft-page-break/></text:p>
      <text:p text:style-name="P3"/>
      <text:p text:style-name="P4">9)cat &gt;&gt;:-</text:p>
      <text:p text:style-name="P4"/>
      <text:p text:style-name="P4">command:- cat&gt;&gt;Test.txt(Append some text into existing file)</text:p>
      <text:p text:style-name="P4"/>
      <text:p text:style-name="P4"><draw:frame draw:style-name="fr1" draw:name="Image10" text:anchor-type="char" svg:x="-0.67cm" svg:y="0cm" svg:width="26.989cm" svg:height="5.689cm" draw:z-index="9"><draw:image xlink:href="Pictures/10000001000003A3000000D78F3EA72110B3D9B2.png" xlink:type="simple" xlink:show="embed" xlink:actuate="onLoad" draw:mime-type="image/png"/></draw:frame></text:p>
      <text:p text:style-name="P4"/>
      <text:p text:style-name="P4">10)cp:-</text:p>
      <text:p text:style-name="P4"/>
      <text:p text:style-name="P4">command:-(Copy a file, Copy a directory)</text:p>
      <text:p text:style-name="P4"/>
      <text:p text:style-name="P4">Copy <text:span text:style-name="T2">a f</text:span>ile:-</text:p>
      <text:p text:style-name="P4"/>
      <text:p text:style-name="P4"><draw:frame draw:style-name="fr1" draw:name="Image11" text:anchor-type="char" svg:x="-0.723cm" svg:y="0cm" svg:width="27.016cm" svg:height="2.764cm" draw:z-index="10"><draw:image xlink:href="Pictures/10000001000003A300000058ABD63B39A0E2A446.png" xlink:type="simple" xlink:show="embed" xlink:actuate="onLoad" draw:mime-type="image/png"/></draw:frame></text:p>
      <text:p text:style-name="P4"/>
      <text:p text:style-name="P4"/>
      <text:p text:style-name="P4">Copy <text:span text:style-name="T2">a </text:span>directory:-</text:p>
      <text:p text:style-name="P4"/>
      <text:p text:style-name="P4"><draw:frame draw:style-name="fr1" draw:name="Image12" text:anchor-type="char" svg:x="-0.697cm" svg:y="0cm" svg:width="27.016cm" svg:height="2.328cm" draw:z-index="11"><draw:image xlink:href="Pictures/10000001000003A300000058D49EF35CEC4C5208.png" xlink:type="simple" xlink:show="embed" xlink:actuate="onLoad" draw:mime-type="image/png"/></draw:frame></text:p>
      <text:p text:style-name="P4"/>
      <text:p text:style-name="P5">11)mv:-</text:p>
      <text:p text:style-name="P5"/>
      <text:p text:style-name="P5">command:- mv Test.txt new.txt--&gt;for rename</text:p>
      <text:p text:style-name="P5"><text:tab/><text:tab/> <text:s text:c="2"/>mv new.txt OSC(Move the files)</text:p>
      <text:p text:style-name="P5"/>
      <text:p text:style-name="P5"><draw:frame draw:style-name="fr2" draw:name="Image13" text:anchor-type="char" svg:width="27.474cm" svg:height="6.867cm" draw:z-index="12"><draw:image xlink:href="Pictures/100000010000073F000000D5DEB392169E4CE92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text:soft-page-break/></text:p>
      <text:p text:style-name="P5">12)mv(Rename a file):-</text:p>
      <text:p text:style-name="P5"><draw:frame draw:style-name="fr1" draw:name="Image14" text:anchor-type="char" svg:x="-0.919cm" svg:y="0.584cm" svg:width="27.54cm" svg:height="6.719cm" draw:z-index="13"><draw:image xlink:href="Pictures/100000010000071D00000138C72607FAD584D45F.png" xlink:type="simple" xlink:show="embed" xlink:actuate="onLoad" draw:mime-type="image/png"/></draw:frame></text:p>
      <text:p text:style-name="P5"/>
      <text:p text:style-name="P5"/>
      <text:p text:style-name="P6">13)tac, rev(Print the file in reverse order, Reverse each line in the file):-</text:p>
      <text:p text:style-name="P6"/>
      <text:p text:style-name="P6">tac:-</text:p>
      <text:p text:style-name="P6"/>
      <text:p text:style-name="P6"><draw:frame draw:style-name="fr1" draw:name="Image15" text:anchor-type="char" svg:x="-0.826cm" svg:y="0.041cm" svg:width="27.404cm" svg:height="2.35cm" draw:z-index="14"><draw:image xlink:href="Pictures/100000010000041A0000004537BF800E180DC499.png" xlink:type="simple" xlink:show="embed" xlink:actuate="onLoad" draw:mime-type="image/png"/></draw:frame></text:p>
      <text:p text:style-name="P6">rev:-</text:p>
      <text:p text:style-name="P6"/>
      <text:p text:style-name="P6"><draw:frame draw:style-name="fr2" draw:name="Image16" text:anchor-type="char" svg:width="27.568cm" svg:height="1.979cm" draw:z-index="15"><draw:image xlink:href="Pictures/100000010000041A000000458713982652264A62.png" xlink:type="simple" xlink:show="embed" xlink:actuate="onLoad" draw:mime-type="image/png"/></draw:frame></text:p>
      <text:p text:style-name="P6"/>
      <text:p text:style-name="P6"/>
      <text:p text:style-name="P6">14)mkdir:-(Create directory)</text:p>
      <text:p text:style-name="P6"/>
      <text:p text:style-name="P7"><draw:frame draw:style-name="fr2" draw:name="Image17" text:anchor-type="char" svg:width="27.751cm" svg:height="4.136cm" draw:z-index="16"><draw:image xlink:href="Pictures/100000010000072900000096AD57E277F3BF615F.png" xlink:type="simple" xlink:show="embed" xlink:actuate="onLoad" draw:mime-type="image/png"/></draw:frame></text:p>
      <text:p text:style-name="P7"/>
      <text:p text:style-name="P7"/>
      <text:p text:style-name="P7">15)wc:-(Count the words, characters and lines in a file)</text:p>
      <text:p text:style-name="P7"/>
      <text:p text:style-name="P8"><draw:frame draw:style-name="fr1" draw:name="Image18" text:anchor-type="char" svg:x="-0.935cm" svg:y="0cm" svg:width="27.862cm" svg:height="2.76cm" draw:z-index="17"><draw:image xlink:href="Pictures/10000001000002FC00000048B5174F511025A9CE.png" xlink:type="simple" xlink:show="embed" xlink:actuate="onLoad" draw:mime-type="image/png"/></draw:frame></text:p>
      <text:p text:style-name="P8"/>
      <text:p text:style-name="P8">16)cd(Change current directory):-</text:p>
      <text:p text:style-name="P8"/>
      <text:p text:style-name="P9"><draw:frame draw:style-name="fr1" draw:name="Image19" text:anchor-type="char" svg:x="-0.829cm" svg:y="0.132cm" svg:width="18.258cm" svg:height="1.376cm" draw:z-index="18"><draw:image xlink:href="Pictures/10000001000002FC000000342CC3073CA7279625.png" xlink:type="simple" xlink:show="embed" xlink:actuate="onLoad" draw:mime-type="image/png"/></draw:frame></text:p>
      <text:p text:style-name="P9"/>
      <text:p text:style-name="P9"/>
      <text:p text:style-name="P9"><text:soft-page-break/>17)rm(Remove a file, remove a directory ( with -R )):-</text:p>
      <text:p text:style-name="P9"/>
      <text:p text:style-name="P9"/>
      <text:p text:style-name="P9"><draw:frame draw:style-name="fr2" draw:name="Image30" text:anchor-type="char" svg:width="27.501cm" svg:height="6.154cm" draw:z-index="28"><draw:image xlink:href="Pictures/100000010000063B000000B396D9E39ECABB0B91.png" xlink:type="simple" xlink:show="embed" xlink:actuate="onLoad" draw:mime-type="image/png"/></draw:frame></text:p>
      <text:p text:style-name="P9"><draw:frame draw:style-name="fr1" draw:name="Image31" text:anchor-type="char" svg:x="-0.797cm" svg:y="0.517cm" svg:width="27.354cm" svg:height="3.967cm" draw:z-index="29"><draw:image xlink:href="Pictures/100000010000063B000000A16B4A048C5E1A2E97.png" xlink:type="simple" xlink:show="embed" xlink:actuate="onLoad" draw:mime-type="image/png"/></draw:frame></text:p>
      <text:p text:style-name="P9"/>
      <text:p text:style-name="P9">18)rmdir(remove empty directory):-</text:p>
      <text:p text:style-name="P9"/>
      <text:p text:style-name="P9"><draw:frame draw:style-name="fr1" draw:name="Image20" text:anchor-type="char" svg:x="-0.776cm" svg:y="0cm" svg:width="22.465cm" svg:height="3.863cm" draw:z-index="19"><draw:image xlink:href="Pictures/10000001000002FC00000092A12A2B595CB24EEA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19)touch(change the modification time , Create Multiple empty files at once):-</text:p>
      <text:p text:style-name="P9"/>
      <text:p text:style-name="P10"><draw:frame draw:style-name="fr1" draw:name="Image21" text:anchor-type="char" svg:x="-0.882cm" svg:y="0.132cm" svg:width="22.042cm" svg:height="2.302cm" draw:z-index="20"><draw:image xlink:href="Pictures/10000001000002FC0000005784E3ECD264BFE0C5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>20)sort(Sort file.):-</text:p>
      <text:p text:style-name="P10"><draw:frame draw:style-name="fr1" draw:name="Image22" text:anchor-type="char" svg:x="-0.617cm" svg:y="0.411cm" svg:width="20.214cm" svg:height="6.535cm" draw:z-index="21"><draw:image xlink:href="Pictures/10000001000002FC000000F72867438AB0CBDBED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>21)uniq(Avoid repetition in a file.):-</text:p>
      <text:p text:style-name="P11"/>
      <text:p text:style-name="P11"><draw:frame draw:style-name="fr1" draw:name="Image23" text:anchor-type="char" svg:x="0.018cm" svg:y="0cm" svg:width="20.214cm" svg:height="6.138cm" draw:z-index="30"><draw:image xlink:href="Pictures/10000001000002FC000000E8EA8ABC5C6866DE41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22)head(Print the specified number of lines from top in the file.):-</text:p>
      <text:p text:style-name="P11"/>
      <text:p text:style-name="P11"><draw:frame draw:style-name="fr1" draw:name="Image24" text:anchor-type="char" svg:x="-0.062cm" svg:y="0.093cm" svg:width="21.459cm" svg:height="12.832cm" draw:z-index="22"><draw:image xlink:href="Pictures/10000001000002FC000001E57F76483BFFE09C1F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23)tail(Print the specified number of lines from bottom in the file.):-</text:p>
      <text:p text:style-name="P11"/>
      <text:p text:style-name="P11"><draw:frame draw:style-name="fr1" draw:name="Image25" text:anchor-type="char" svg:x="0.018cm" svg:y="0.093cm" svg:width="21.38cm" svg:height="11.404cm" draw:z-index="23"><draw:image xlink:href="Pictures/10000001000002FC000001AF1E7F34C1571AEFA1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24)factor<text:span text:style-name="T3">(Find the factors of a number):-</text:span></text:p>
      <text:p text:style-name="P12"/>
      <text:p text:style-name="P13"><draw:frame draw:style-name="fr1" draw:name="Image26" text:anchor-type="char" svg:x="0.018cm" svg:y="0cm" svg:width="20.214cm" svg:height="1.931cm" draw:z-index="24"><draw:image xlink:href="Pictures/10000001000002FC00000049307C6E57A6CDE046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>25)alias<text:span text:style-name="T4">(Create command shortcut):-</text:span></text:p>
      <text:p text:style-name="P13"><draw:frame draw:style-name="fr1" draw:name="Image32" text:anchor-type="char" svg:x="0.203cm" svg:y="0.399cm" svg:width="20.796cm" svg:height="16.484cm" draw:z-index="31"><draw:image xlink:href="Pictures/10000001000003120000026F2CD72E18B0363E1A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26)unalias(remove the command shortcut):-</text:p>
      <text:p text:style-name="P14"><draw:frame draw:style-name="fr1" draw:name="Image33" text:anchor-type="char" svg:x="0.123cm" svg:y="0.609cm" svg:width="20.796cm" svg:height="8.44cm" draw:z-index="32"><draw:image xlink:href="Pictures/10000001000003120000013FBC305FA034261966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27)echo(Print environment variables individually):-</text:p>
      <text:p text:style-name="P14"/>
      <text:p text:style-name="P14"><draw:frame draw:style-name="fr1" draw:name="Image34" text:anchor-type="char" svg:x="0.229cm" svg:y="0.136cm" svg:width="12.7cm" svg:height="2.699cm" draw:z-index="33"><draw:image xlink:href="Pictures/10000001000001E0000000663B270C9FC187C47B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28)ps(Print current processes):-</text:p>
      <text:p text:style-name="P14"/>
      <text:p text:style-name="P14"><draw:frame draw:style-name="fr1" draw:name="Image27" text:anchor-type="char" svg:x="-0.168cm" svg:y="0.076cm" svg:width="20.214cm" svg:height="7.276cm" draw:z-index="25"><draw:image xlink:href="Pictures/10000001000002FC00000113972438096747A494.png" xlink:type="simple" xlink:show="embed" xlink:actuate="onLoad" draw:mime-type="image/png"/></draw:frame>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29)kill(Kill the process):-</text:p>
      <text:p text:style-name="P14"/>
      <text:p text:style-name="P14"><draw:frame draw:style-name="fr3" draw:name="Image28" text:anchor-type="char" svg:width="25.7cm" svg:height="1.704cm" draw:z-index="26"><draw:image xlink:href="Pictures/100000010000041F00000046C1C30EEF3CE949B6.png" xlink:type="simple" xlink:show="embed" xlink:actuate="onLoad" draw:mime-type="image/png"/></draw:frame></text:p>
      <text:p text:style-name="P14"/>
      <text:p text:style-name="P14"/>
      <text:p text:style-name="P14">30)env(Print environment variables):-</text:p>
      <text:p text:style-name="P14"/>
      <text:p text:style-name="P14"><draw:frame draw:style-name="fr2" draw:name="Image29" text:anchor-type="char" svg:width="27.342cm" svg:height="14.046cm" draw:z-index="27"><draw:image xlink:href="Pictures/1000000100000736000003F16CAF0F3C14DC669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7:39:39.278788097</meta:creation-date>
    <dc:date>2023-12-07T23:19:52.707693480</dc:date>
    <meta:editing-duration>PT54M10S</meta:editing-duration>
    <meta:editing-cycles>15</meta:editing-cycles>
    <meta:generator>LibreOffice/7.3.7.2$Linux_X86_64 LibreOffice_project/30$Build-2</meta:generator>
    <meta:document-statistic meta:table-count="0" meta:image-count="34" meta:object-count="0" meta:page-count="8" meta:paragraph-count="47" meta:word-count="191" meta:character-count="1517" meta:non-whitespace-character-count="1369"/>
  </office:meta>
</office:document-meta>
</file>